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/>
      <style:paragraph-properties fo:text-align="center"/>
      <style:text-properties fo:font-size="12pt"/>
    </style:style>
    <style:style style:name="P4" style:family="paragraph">
      <loext:graphic-properties draw:fill="solid" draw:fill-color="#2a6099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-color="#801900"/>
      <style:paragraph-properties fo:text-align="center"/>
      <style:text-properties fo:font-size="12pt"/>
    </style:style>
    <style:style style:name="P7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textarea-horizontal-align="justify" draw:textarea-vertical-align="middle" draw:auto-grow-height="false" fo:min-height="0.1362in" fo:min-width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textarea-horizontal-align="justify" draw:textarea-vertical-align="middle" draw:auto-grow-height="false" fo:min-height="0.1366in" fo:min-width="0.1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8" draw:text-style-name="P6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10" draw:text-style-name="P5" svg:width="0.1343in" svg:height="0.1343in" svg:x="3.3764in" svg:y="0.4217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11" draw:text-style-name="P8" svg:width="0.1335in" svg:height="0.1335in" svg:x="5.272in" svg:y="0.4102in"><text:p/><draw:enhanced-geometry svg:viewBox="0 0 21600 21600" draw:type="rectangle" draw:enhanced-path="M 0 0 L 21600 0 21600 21600 0 21600 0 0 Z N"/></draw:custom-shape><draw:custom-shape text:anchor-type="paragraph" draw:z-index="22" draw:name="Shape 11" draw:style-name="gr5" draw:text-style-name="P4" svg:width="0.137in" svg:height="0.137in" svg:x="6.548in" svg:y="0.4161in"><text:p/><draw:enhanced-geometry svg:viewBox="0 0 21600 21600" draw:type="rectangle" draw:enhanced-path="M 0 0 L 21600 0 21600 21600 0 21600 0 0 Z N"/></draw:custom-shape><draw:custom-shape text:anchor-type="paragraph" draw:z-index="28" draw:name="Shape 20" draw:style-name="gr1" draw:text-style-name="P3" svg:width="0.1343in" svg:height="0.1343in" svg:x="4.0417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11" draw:text-style-name="P8" svg:width="0.1335in" svg:height="0.1335in" svg:x="0.179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3" draw:name="Shape 12" draw:style-name="gr4" draw:text-style-name="P4" svg:width="0.1362in" svg:height="0.1362in" svg:x="0.217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4" draw:style-name="gr8" draw:text-style-name="P6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7" draw:text-style-name="P5" svg:width="0.1335in" svg:height="0.1335in" svg:x="0.2209in" svg:y="0.154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7" draw:text-style-name="P5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5" draw:name="Shape 17" draw:style-name="gr3" draw:text-style-name="P3" svg:width="0.1358in" svg:height="0.1358in" svg:x="0.2189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11" draw:text-style-name="P8" svg:width="0.1335in" svg:height="0.1335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9" draw:style-name="gr4" draw:text-style-name="P4" svg:width="0.1362in" svg:height="0.1362in" svg:x="0.191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" draw:style-name="gr8" draw:text-style-name="P6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8" draw:name="Shape 7" draw:style-name="gr4" draw:text-style-name="P4" svg:width="0.1362in" svg:height="0.1362in" svg:x="0.2256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9" draw:style-name="gr13" draw:text-style-name="P6" svg:width="0.1343in" svg:height="0.1343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7" draw:text-style-name="P5" svg:width="0.1335in" svg:height="0.1335in" svg:x="0.1862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6" draw:name="Shape 18" draw:style-name="gr1" draw:text-style-name="P3" svg:width="0.1343in" svg:height="0.1343in" svg:x="0.21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9" draw:text-style-name="P7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10" draw:text-style-name="P5" svg:width="0.1343in" svg:height="0.1343in" svg:x="0.2228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14" draw:style-name="gr1" draw:text-style-name="P3" svg:width="0.1343in" svg:height="0.1343in" svg:x="0.2335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1" draw:text-style-name="P8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8" draw:style-name="gr6" draw:text-style-name="P4" svg:width="0.1358in" svg:height="0.1358in" svg:x="0.200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2" draw:style-name="gr8" draw:text-style-name="P6" svg:width="0.1335in" svg:height="0.1335in" svg:x="0.2063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2" draw:style-name="gr8" draw:text-style-name="P6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7" draw:text-style-name="P5" svg:width="0.1335in" svg:height="0.13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7" draw:name="Shape 19" draw:style-name="gr2" draw:text-style-name="P3" svg:width="0.1335in" svg:height="0.1335in" svg:x="0.22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2" draw:text-style-name="P8" svg:width="0.137in" svg:height="0.137in" svg:x="0.2035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1" draw:name="Shape 10" draw:style-name="gr4" draw:text-style-name="P4" svg:width="0.1362in" svg:height="0.1362in" svg:x="0.2173in" svg:y="0.1689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7:11:49.110639738</dc:date>
    <meta:editing-duration>PT1H47M13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